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Table1" style:family="table">
      <style:table-properties style:width="3.1535in" fo:margin-top="0in" fo:margin-bottom="0in" table:align="center" style:writing-mode="lr-tb"/>
    </style:style>
    <style:style style:name="Table1.A" style:family="table-column">
      <style:table-column-properties style:column-width="0.3153in"/>
    </style:style>
    <style:style style:name="Table1.1" style:family="table-row">
      <style:table-row-properties style:row-height="0.3153in" fo:keep-together="auto"/>
    </style:style>
    <style:style style:name="Table1.A1" style:family="table-cell">
      <style:table-cell-properties fo:padding-left="0.075in" fo:padding-right="0.075in" fo:padding-top="0in" fo:padding-bottom="0in" fo:border="none"/>
    </style:style>
    <style:style style:name="Table1.B2" style:family="table-cell">
      <style:table-cell-properties fo:padding-left="0.075in" fo:padding-right="0.075in" fo:padding-top="0in" fo:padding-bottom="0in" fo:border-left="none" fo:border-right="0.75pt dotted #00000a" fo:border-top="none" fo:border-bottom="0.75pt dotted #00000a"/>
    </style:style>
    <style:style style:name="Table1.C2" style:family="table-cell">
      <style:table-cell-properties fo:padding-left="0.075in" fo:padding-right="0.075in" fo:padding-top="0in" fo:padding-bottom="0in" fo:border-left="0.75pt dotted #00000a" fo:border-right="0.75pt dotted #00000a" fo:border-top="none" fo:border-bottom="0.75pt dotted #00000a"/>
    </style:style>
    <style:style style:name="Table1.D2" style:family="table-cell">
      <style:table-cell-properties fo:padding-left="0.075in" fo:padding-right="0.075in" fo:padding-top="0in" fo:padding-bottom="0in" fo:border-left="0.75pt dotted #00000a" fo:border-right="0.75pt dotted #00000a" fo:border-top="none" fo:border-bottom="2.25pt solid #00000a"/>
    </style:style>
    <style:style style:name="Table1.J2" style:family="table-cell">
      <style:table-cell-properties fo:padding-left="0.075in" fo:padding-right="0.075in" fo:padding-top="0in" fo:padding-bottom="0in" fo:border-left="0.75pt dotted #00000a" fo:border-right="none" fo:border-top="none" fo:border-bottom="0.75pt dotted #00000a"/>
    </style:style>
    <style:style style:name="Table1.A3" style:family="table-cell">
      <style:table-cell-properties style:vertical-align="middle" fo:padding-left="0.075in" fo:padding-right="0.075in" fo:padding-top="0in" fo:padding-bottom="0in" fo:border="none"/>
    </style:style>
    <style:style style:name="Table1.B3" style:family="table-cell">
      <style:table-cell-properties style:vertical-align="middle" fo:padding-left="0.075in" fo:padding-right="0.075in" fo:padding-top="0in" fo:padding-bottom="0in" fo:border-left="none" fo:border-right="0.75pt dotted #00000a" fo:border-top="0.75pt dotted #00000a" fo:border-bottom="0.75pt dotted #00000a"/>
    </style:style>
    <style:style style:name="Table1.C3" style:family="table-cell">
      <style:table-cell-properties style:vertical-align="middle" fo:padding-left="0.075in" fo:padding-right="0.075in" fo:padding-top="0in" fo:padding-bottom="0in" fo:border-left="0.75pt dotted #00000a" fo:border-right="2.25pt solid #00000a" fo:border-top="0.75pt dotted #00000a" fo:border-bottom="0.75pt dotted #00000a"/>
    </style:style>
    <style:style style:name="Table1.D3" style:family="table-cell">
      <style:table-cell-properties style:vertical-align="middle" fo:background-color="#00b050" fo:padding-left="0.075in" fo:padding-right="0.075in" fo:padding-top="0in" fo:padding-bottom="0in" fo:border="2.25pt solid #00000a">
        <style:background-image/>
      </style:table-cell-properties>
    </style:style>
    <style:style style:name="Table1.E3" style:family="table-cell">
      <style:table-cell-properties style:vertical-align="middle" fo:padding-left="0.075in" fo:padding-right="0.075in" fo:padding-top="0in" fo:padding-bottom="0in" fo:border-left="2.25pt solid #00000a" fo:border-right="0.75pt dotted #00000a" fo:border-top="0.75pt dotted #00000a" fo:border-bottom="0.75pt dotted #00000a"/>
    </style:style>
    <style:style style:name="Table1.F3" style:family="table-cell">
      <style:table-cell-properties style:vertical-align="middle" fo:padding-left="0.075in" fo:padding-right="0.075in" fo:padding-top="0in" fo:padding-bottom="0in" fo:border="0.75pt dotted #00000a"/>
    </style:style>
    <style:style style:name="Table1.G3" style:family="table-cell">
      <style:table-cell-properties style:vertical-align="middle" fo:padding-left="0.075in" fo:padding-right="0.075in" fo:padding-top="0in" fo:padding-bottom="0in" fo:border-left="0.75pt dotted #00000a" fo:border-right="2.25pt solid #00000a" fo:border-top="0.75pt dotted #00000a" fo:border-bottom="2.25pt solid #00000a"/>
    </style:style>
    <style:style style:name="Table1.H3" style:family="table-cell">
      <style:table-cell-properties style:vertical-align="middle" fo:background-color="#ff0000" fo:padding-left="0.075in" fo:padding-right="0.075in" fo:padding-top="0in" fo:padding-bottom="0in" fo:border-left="2.25pt solid #00000a" fo:border-right="0.75pt dotted #00000a" fo:border-top="2.25pt solid #00000a" fo:border-bottom="2.25pt solid #00000a">
        <style:background-image/>
      </style:table-cell-properties>
    </style:style>
    <style:style style:name="Table1.I3" style:family="table-cell">
      <style:table-cell-properties style:vertical-align="middle" fo:background-color="#ff0000" fo:padding-left="0.075in" fo:padding-right="0.075in" fo:padding-top="0in" fo:padding-bottom="0in" fo:border-left="0.75pt dotted #00000a" fo:border-right="2.25pt solid #00000a" fo:border-top="2.25pt solid #00000a" fo:border-bottom="2.25pt solid #00000a">
        <style:background-image/>
      </style:table-cell-properties>
    </style:style>
    <style:style style:name="Table1.J3" style:family="table-cell">
      <style:table-cell-properties style:vertical-align="middle" fo:padding-left="0.075in" fo:padding-right="0.075in" fo:padding-top="0in" fo:padding-bottom="0in" fo:border-left="2.25pt solid #00000a" fo:border-right="none" fo:border-top="0.75pt dotted #00000a" fo:border-bottom="0.75pt dotted #00000a"/>
    </style:style>
    <style:style style:name="Table1.C4" style:family="table-cell">
      <style:table-cell-properties style:vertical-align="middle" fo:padding-left="0.075in" fo:padding-right="0.075in" fo:padding-top="0in" fo:padding-bottom="0in" fo:border="0.75pt dotted #00000a"/>
    </style:style>
    <style:style style:name="Table1.D4" style:family="table-cell">
      <style:table-cell-properties style:vertical-align="middle" fo:padding-left="0.075in" fo:padding-right="0.075in" fo:padding-top="0in" fo:padding-bottom="0in" fo:border-left="0.75pt dotted #00000a" fo:border-right="0.75pt dotted #00000a" fo:border-top="2.25pt solid #00000a" fo:border-bottom="2.25pt solid #00000a"/>
    </style:style>
    <style:style style:name="Table1.E4" style:family="table-cell">
      <style:table-cell-properties style:vertical-align="middle" fo:padding-left="0.075in" fo:padding-right="0.075in" fo:padding-top="0in" fo:padding-bottom="0in" fo:border="0.75pt dotted #00000a"/>
    </style:style>
    <style:style style:name="Table1.F4" style:family="table-cell">
      <style:table-cell-properties style:vertical-align="middle" fo:padding-left="0.075in" fo:padding-right="0.075in" fo:padding-top="0in" fo:padding-bottom="0in" fo:border-left="0.75pt dotted #00000a" fo:border-right="2.25pt solid #00000a" fo:border-top="0.75pt dotted #00000a" fo:border-bottom="2.25pt solid #00000a"/>
    </style:style>
    <style:style style:name="Table1.G4" style:family="table-cell">
      <style:table-cell-properties style:vertical-align="middle" fo:background-color="#00b0f0" fo:padding-left="0.075in" fo:padding-right="0.075in" fo:padding-top="0in" fo:padding-bottom="0in" fo:border-left="2.25pt solid #00000a" fo:border-right="0.75pt dotted #00000a" fo:border-top="2.25pt solid #00000a" fo:border-bottom="2.25pt solid #00000a">
        <style:background-image/>
      </style:table-cell-properties>
    </style:style>
    <style:style style:name="Table1.H4" style:family="table-cell">
      <style:table-cell-properties style:vertical-align="middle" fo:background-color="#00b0f0" fo:padding-left="0.075in" fo:padding-right="0.075in" fo:padding-top="0in" fo:padding-bottom="0in" fo:border-left="0.75pt dotted #00000a" fo:border-right="2.25pt solid #00000a" fo:border-top="2.25pt solid #00000a" fo:border-bottom="0.75pt dotted #00000a">
        <style:background-image/>
      </style:table-cell-properties>
    </style:style>
    <style:style style:name="Table1.I4" style:family="table-cell">
      <style:table-cell-properties style:vertical-align="middle" fo:padding-left="0.075in" fo:padding-right="0.075in" fo:padding-top="0in" fo:padding-bottom="0in" fo:border-left="2.25pt solid #00000a" fo:border-right="0.75pt dotted #00000a" fo:border-top="2.25pt solid #00000a" fo:border-bottom="0.75pt dotted #00000a"/>
    </style:style>
    <style:style style:name="Table1.J4" style:family="table-cell">
      <style:table-cell-properties style:vertical-align="middle" fo:padding-left="0.075in" fo:padding-right="0.075in" fo:padding-top="0in" fo:padding-bottom="0in" fo:border-left="0.75pt dotted #00000a" fo:border-right="none" fo:border-top="0.75pt dotted #00000a" fo:border-bottom="0.75pt dotted #00000a"/>
    </style:style>
    <style:style style:name="Table1.D5" style:family="table-cell">
      <style:table-cell-properties style:vertical-align="middle" fo:background-color="#ffff00" fo:padding-left="0.075in" fo:padding-right="0.075in" fo:padding-top="0in" fo:padding-bottom="0in" fo:border-left="2.25pt solid #00000a" fo:border-right="2.25pt solid #00000a" fo:border-top="2.25pt solid #00000a" fo:border-bottom="0.75pt dotted #00000a">
        <style:background-image/>
      </style:table-cell-properties>
    </style:style>
    <style:style style:name="Table1.E5" style:family="table-cell">
      <style:table-cell-properties style:vertical-align="middle" fo:padding-left="0.075in" fo:padding-right="0.075in" fo:padding-top="0in" fo:padding-bottom="0in" fo:border-left="2.25pt solid #00000a" fo:border-right="2.25pt solid #00000a" fo:border-top="0.75pt dotted #00000a" fo:border-bottom="2.25pt solid #00000a"/>
    </style:style>
    <style:style style:name="Table1.F5" style:family="table-cell">
      <style:table-cell-properties style:vertical-align="middle" fo:background-color="#00b0f0" fo:padding-left="0.075in" fo:padding-right="0.075in" fo:padding-top="0in" fo:padding-bottom="0in" fo:border-left="2.25pt solid #00000a" fo:border-right="2.25pt solid #00000a" fo:border-top="2.25pt solid #00000a" fo:border-bottom="0.75pt dotted #00000a">
        <style:background-image/>
      </style:table-cell-properties>
    </style:style>
    <style:style style:name="Table1.G5" style:family="table-cell">
      <style:table-cell-properties style:vertical-align="middle" fo:padding-left="0.075in" fo:padding-right="0.075in" fo:padding-top="0in" fo:padding-bottom="0in" fo:border-left="2.25pt solid #00000a" fo:border-right="2.25pt solid #00000a" fo:border-top="2.25pt solid #00000a" fo:border-bottom="0.75pt dotted #00000a"/>
    </style:style>
    <style:style style:name="Table1.H5" style:family="table-cell">
      <style:table-cell-properties style:vertical-align="middle" fo:background-color="#00b0f0" fo:padding-left="0.075in" fo:padding-right="0.075in" fo:padding-top="0in" fo:padding-bottom="0in" fo:border-left="2.25pt solid #00000a" fo:border-right="2.25pt solid #00000a" fo:border-top="0.75pt dotted #00000a" fo:border-bottom="0.75pt dotted #00000a">
        <style:background-image/>
      </style:table-cell-properties>
    </style:style>
    <style:style style:name="Table1.I5" style:family="table-cell">
      <style:table-cell-properties style:vertical-align="middle" fo:padding-left="0.075in" fo:padding-right="0.075in" fo:padding-top="0in" fo:padding-bottom="0in" fo:border-left="2.25pt solid #00000a" fo:border-right="0.75pt dotted #00000a" fo:border-top="0.75pt dotted #00000a" fo:border-bottom="0.75pt dotted #00000a"/>
    </style:style>
    <style:style style:name="Table1.J5" style:family="table-cell">
      <style:table-cell-properties style:vertical-align="middle" fo:padding-left="0.075in" fo:padding-right="0.075in" fo:padding-top="0in" fo:padding-bottom="0in" fo:border-left="0.75pt dotted #00000a" fo:border-right="none" fo:border-top="0.75pt dotted #00000a" fo:border-bottom="0.75pt dotted #00000a"/>
    </style:style>
    <style:style style:name="Table1.D6" style:family="table-cell">
      <style:table-cell-properties style:vertical-align="middle" fo:background-color="#ffff00" fo:padding-left="0.075in" fo:padding-right="0.075in" fo:padding-top="0in" fo:padding-bottom="0in" fo:border-left="2.25pt solid #00000a" fo:border-right="0.75pt dotted #00000a" fo:border-top="0.75pt dotted #00000a" fo:border-bottom="2.25pt solid #00000a">
        <style:background-image/>
      </style:table-cell-properties>
    </style:style>
    <style:style style:name="Table1.E6" style:family="table-cell">
      <style:table-cell-properties style:vertical-align="middle" fo:background-color="#ffff00" fo:padding-left="0.075in" fo:padding-right="0.075in" fo:padding-top="0in" fo:padding-bottom="0in" fo:border-left="0.75pt dotted #00000a" fo:border-right="2.25pt solid #00000a" fo:border-top="2.25pt solid #00000a" fo:border-bottom="2.25pt solid #00000a">
        <style:background-image/>
      </style:table-cell-properties>
    </style:style>
    <style:style style:name="Table1.F6" style:family="table-cell">
      <style:table-cell-properties style:vertical-align="middle" fo:background-color="#00b0f0" fo:padding-left="0.075in" fo:padding-right="0.075in" fo:padding-top="0in" fo:padding-bottom="0in" fo:border-left="2.25pt solid #00000a" fo:border-right="2.25pt solid #00000a" fo:border-top="0.75pt dotted #00000a" fo:border-bottom="2.25pt solid #00000a">
        <style:background-image/>
      </style:table-cell-properties>
    </style:style>
    <style:style style:name="Table1.G6" style:family="table-cell">
      <style:table-cell-properties style:vertical-align="middle" fo:padding-left="0.075in" fo:padding-right="0.075in" fo:padding-top="0in" fo:padding-bottom="0in" fo:border-left="2.25pt solid #00000a" fo:border-right="2.25pt solid #00000a" fo:border-top="0.75pt dotted #00000a" fo:border-bottom="0.75pt dotted #00000a"/>
    </style:style>
    <style:style style:name="Table1.I6" style:family="table-cell">
      <style:table-cell-properties style:vertical-align="middle" fo:padding-left="0.075in" fo:padding-right="0.075in" fo:padding-top="0in" fo:padding-bottom="0in" fo:border-left="2.25pt solid #00000a" fo:border-right="0.75pt dotted #00000a" fo:border-top="0.75pt dotted #00000a" fo:border-bottom="0.75pt dotted #00000a"/>
    </style:style>
    <style:style style:name="Table1.J6" style:family="table-cell">
      <style:table-cell-properties style:vertical-align="middle" fo:padding-left="0.075in" fo:padding-right="0.075in" fo:padding-top="0in" fo:padding-bottom="0in" fo:border-left="0.75pt dotted #00000a" fo:border-right="none" fo:border-top="0.75pt dotted #00000a" fo:border-bottom="0.75pt dotted #00000a"/>
    </style:style>
    <style:style style:name="Table1.B7" style:family="table-cell">
      <style:table-cell-properties style:vertical-align="middle" fo:padding-left="0.075in" fo:padding-right="0.075in" fo:padding-top="0in" fo:padding-bottom="0in" fo:border-left="none" fo:border-right="0.75pt dotted #00000a" fo:border-top="0.75pt dotted #00000a" fo:border-bottom="none"/>
    </style:style>
    <style:style style:name="Table1.C7" style:family="table-cell">
      <style:table-cell-properties style:vertical-align="middle" fo:padding-left="0.075in" fo:padding-right="0.075in" fo:padding-top="0in" fo:padding-bottom="0in" fo:border-left="0.75pt dotted #00000a" fo:border-right="0.75pt dotted #00000a" fo:border-top="0.75pt dotted #00000a" fo:border-bottom="none"/>
    </style:style>
    <style:style style:name="Table1.D7" style:family="table-cell">
      <style:table-cell-properties style:vertical-align="middle" fo:padding-left="0.075in" fo:padding-right="0.075in" fo:padding-top="0in" fo:padding-bottom="0in" fo:border-left="0.75pt dotted #00000a" fo:border-right="0.75pt dotted #00000a" fo:border-top="2.25pt solid #00000a" fo:border-bottom="none"/>
    </style:style>
    <style:style style:name="Table1.E7" style:family="table-cell">
      <style:table-cell-properties style:vertical-align="middle" fo:padding-left="0.075in" fo:padding-right="0.075in" fo:padding-top="0in" fo:padding-bottom="0in" fo:border-left="0.75pt dotted #00000a" fo:border-right="0.75pt dotted #00000a" fo:border-top="2.25pt solid #00000a" fo:border-bottom="none"/>
    </style:style>
    <style:style style:name="Table1.F7" style:family="table-cell">
      <style:table-cell-properties style:vertical-align="middle" fo:padding-left="0.075in" fo:padding-right="0.075in" fo:padding-top="0in" fo:padding-bottom="0in" fo:border-left="0.75pt dotted #00000a" fo:border-right="0.75pt dotted #00000a" fo:border-top="2.25pt solid #00000a" fo:border-bottom="none"/>
    </style:style>
    <style:style style:name="Table1.G7" style:family="table-cell">
      <style:table-cell-properties style:vertical-align="middle" fo:padding-left="0.075in" fo:padding-right="0.075in" fo:padding-top="0in" fo:padding-bottom="0in" fo:border-left="0.75pt dotted #00000a" fo:border-right="0.75pt dotted #00000a" fo:border-top="0.75pt dotted #00000a" fo:border-bottom="none"/>
    </style:style>
    <style:style style:name="Table1.H7" style:family="table-cell">
      <style:table-cell-properties style:vertical-align="middle" fo:padding-left="0.075in" fo:padding-right="0.075in" fo:padding-top="0in" fo:padding-bottom="0in" fo:border-left="0.75pt dotted #00000a" fo:border-right="0.75pt dotted #00000a" fo:border-top="2.25pt solid #00000a" fo:border-bottom="none"/>
    </style:style>
    <style:style style:name="Table1.I7" style:family="table-cell">
      <style:table-cell-properties style:vertical-align="middle" fo:padding-left="0.075in" fo:padding-right="0.075in" fo:padding-top="0in" fo:padding-bottom="0in" fo:border-left="0.75pt dotted #00000a" fo:border-right="0.75pt dotted #00000a" fo:border-top="0.75pt dotted #00000a" fo:border-bottom="none"/>
    </style:style>
    <style:style style:name="Table1.J7" style:family="table-cell">
      <style:table-cell-properties style:vertical-align="middle" fo:padding-left="0.075in" fo:padding-right="0.075in" fo:padding-top="0in" fo:padding-bottom="0in" fo:border-left="0.75pt dotted #00000a" fo:border-right="none" fo:border-top="0.75pt dotted #00000a" fo:border-bottom="none"/>
    </style:style>
    <style:style style:name="P1" style:family="paragraph" style:parent-style-name="Standard">
      <style:paragraph-properties fo:line-height="100%"/>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top="0in" fo:margin-bottom="0in" loext:contextual-spacing="false" fo:line-height="100%" fo:text-align="center" style:justify-single-word="false"/>
    </style:style>
    <style:style style:name="P6" style:family="paragraph" style:parent-style-name="Standard">
      <style:paragraph-properties fo:margin-top="0.1665in" fo:margin-bottom="0.0835in" loext:contextual-spacing="false"/>
    </style:style>
    <style:style style:name="P7" style:family="paragraph" style:parent-style-name="Standard" style:master-page-name="Standard">
      <style:paragraph-properties fo:text-align="center" style:justify-single-word="false" style:page-number="auto"/>
    </style:style>
    <style:style style:name="P8" style:family="paragraph" style:parent-style-name="List_20_Paragraph" style:list-style-name="WWNum3">
      <style:paragraph-properties fo:line-height="100%"/>
    </style:style>
    <style:style style:name="P9" style:family="paragraph" style:parent-style-name="List_20_Paragraph" style:list-style-name="WWNum1">
      <style:paragraph-properties fo:margin-left="0.4957in" fo:margin-right="0in" fo:margin-top="0in" fo:margin-bottom="0in" loext:contextual-spacing="false" fo:line-height="100%" fo:text-indent="-0.248in" style:auto-text-indent="false"/>
    </style:style>
    <style:style style:name="T1" style:family="text">
      <style:text-properties fo:font-size="20pt" style:text-underline-style="solid" style:text-underline-width="auto" style:text-underline-color="font-color" fo:font-weight="bold" style:font-size-asian="20pt" style:font-weight-asian="bold" style:font-size-complex="20pt"/>
    </style:style>
    <style:style style:name="T2" style:family="text">
      <style:text-properties fo:font-size="20pt" style:font-size-asian="20pt" style:font-size-complex="20pt"/>
    </style:style>
    <style:style style:name="T3" style:family="text">
      <style:text-properties fo:font-size="16pt" fo:font-weight="bold" style:font-size-asian="16pt" style:font-weight-asian="bold" style:font-size-complex="16pt"/>
    </style:style>
    <style:style style:name="T4"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Color Structures</text:span></text:p>
      <text:p text:style-name="P2">The objective of the exercise is to implement a program that analyzes color structures in a two-dimensional grid and validates, whether the structures follow a set of given rules.</text:p>
      <text:p text:style-name="Standard"><text:span text:style-name="T3">The Grid</text:span></text:p>
      <text:p text:style-name="P2">Assume that you have a two-dimensional grid, whose cells are either blank or filled with one of the following four colors: <text:span text:style-name="T4">red, yellow, green, blue</text:span>.</text:p>
      <text:p text:style-name="P2">Two <text:span text:style-name="T4">cells </text:span>in the grid <text:span text:style-name="T4">are adjacent</text:span> if they share an edge, i.e. cells that share just a vertex are not adjacent.</text:p>
      <text:p text:style-name="P2">A group of all adjacent cells that are not blank and that are filled with the same color is called a <text:span text:style-name="T4">structure</text:span>.</text:p>
      <text:p text:style-name="P2">Two <text:span text:style-name="T4">structures are adjacent</text:span> if there exists a cell in the first structure that is adjacent to a cell in the second structure i.e. if the structures share at least one edge in the grid.</text:p>
      <text:p text:style-name="P1">An example of the grid is below:</text:p>
      <table:table table:name="Table1" table:style-name="Table1">
        <table:table-column table:style-name="Table1.A" table:number-columns-repeated="10"/>
        <table:table-row table:style-name="Table1.1">
          <table:table-cell table:style-name="Table1.A1" office:value-type="string">
            <text:p text:style-name="P5"/>
          </table:table-cell>
          <table:table-cell table:style-name="Table1.A1" office:value-type="string">
            <text:p text:style-name="P5">…</text:p>
          </table:table-cell>
          <table:table-cell table:style-name="Table1.A1" office:value-type="string">
            <text:p text:style-name="P5">6</text:p>
          </table:table-cell>
          <table:table-cell table:style-name="Table1.A1" office:value-type="string">
            <text:p text:style-name="P5">7</text:p>
          </table:table-cell>
          <table:table-cell table:style-name="Table1.A1" office:value-type="string">
            <text:p text:style-name="P5">8</text:p>
          </table:table-cell>
          <table:table-cell table:style-name="Table1.A1" office:value-type="string">
            <text:p text:style-name="P5">9</text:p>
          </table:table-cell>
          <table:table-cell table:style-name="Table1.A1" office:value-type="string">
            <text:p text:style-name="P5">10</text:p>
          </table:table-cell>
          <table:table-cell table:style-name="Table1.A1" office:value-type="string">
            <text:p text:style-name="P5">11</text:p>
          </table:table-cell>
          <table:table-cell table:style-name="Table1.A1" office:value-type="string">
            <text:p text:style-name="P5">12</text:p>
          </table:table-cell>
          <table:table-cell table:style-name="Table1.A1" office:value-type="string">
            <text:p text:style-name="P5">…</text:p>
          </table:table-cell>
        </table:table-row>
        <table:table-row table:style-name="Table1.1">
          <table:table-cell table:style-name="Table1.A1" office:value-type="string">
            <text:p text:style-name="P5">…</text:p>
          </table:table-cell>
          <table:table-cell table:style-name="Table1.B2" office:value-type="string">
            <text:p text:style-name="P5"/>
          </table:table-cell>
          <table:table-cell table:style-name="Table1.C2" office:value-type="string">
            <text:p text:style-name="P5"/>
          </table:table-cell>
          <table:table-cell table:style-name="Table1.D2" office:value-type="string">
            <text:p text:style-name="P5"/>
          </table:table-cell>
          <table:table-cell table:style-name="Table1.C2" office:value-type="string">
            <text:p text:style-name="P5"/>
          </table:table-cell>
          <table:table-cell table:style-name="Table1.C2" office:value-type="string">
            <text:p text:style-name="P5"/>
          </table:table-cell>
          <table:table-cell table:style-name="Table1.C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J2" office:value-type="string">
            <text:p text:style-name="P5"/>
          </table:table-cell>
        </table:table-row>
        <table:table-row table:style-name="Table1.1">
          <table:table-cell table:style-name="Table1.A3" office:value-type="string">
            <text:p text:style-name="P5">22</text:p>
          </table:table-cell>
          <table:table-cell table:style-name="Table1.B3" office:value-type="string">
            <text:p text:style-name="P5"/>
          </table:table-cell>
          <table:table-cell table:style-name="Table1.C3" office:value-type="string">
            <text:p text:style-name="P5"/>
          </table:table-cell>
          <table:table-cell table:style-name="Table1.D3" office:value-type="string">
            <text:p text:style-name="P5"><text:span text:style-name="T4">1</text:span></text:p>
          </table:table-cell>
          <table:table-cell table:style-name="Table1.E3" office:value-type="string">
            <text:p text:style-name="P5"/>
          </table:table-cell>
          <table:table-cell table:style-name="Table1.F3" office:value-type="string">
            <text:p text:style-name="P5"/>
          </table:table-cell>
          <table:table-cell table:style-name="Table1.G3" office:value-type="string">
            <text:p text:style-name="P5"/>
          </table:table-cell>
          <table:table-cell table:style-name="Table1.H3" office:value-type="string">
            <text:p text:style-name="P5"><text:span text:style-name="T4">2</text:span></text:p>
          </table:table-cell>
          <table:table-cell table:style-name="Table1.I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5">23</text:p>
          </table:table-cell>
          <table:table-cell table:style-name="Table1.B3" office:value-type="string">
            <text:p text:style-name="P5"/>
          </table:table-cell>
          <table:table-cell table:style-name="Table1.C4" office:value-type="string">
            <text:p text:style-name="P5"/>
          </table:table-cell>
          <table:table-cell table:style-name="Table1.D4" office:value-type="string">
            <text:p text:style-name="P5"/>
          </table:table-cell>
          <table:table-cell table:style-name="Table1.E4" office:value-type="string">
            <text:p text:style-name="P5"/>
          </table:table-cell>
          <table:table-cell table:style-name="Table1.F4" office:value-type="string">
            <text:p text:style-name="P5"/>
          </table:table-cell>
          <table:table-cell table:style-name="Table1.G4" office:value-type="string">
            <text:p text:style-name="P5"/>
          </table:table-cell>
          <table:table-cell table:style-name="Table1.H4" office:value-type="string">
            <text:p text:style-name="P5"><text:span text:style-name="T4">5</text:span></text:p>
          </table:table-cell>
          <table:table-cell table:style-name="Table1.I4" office:value-type="string">
            <text:p text:style-name="P5"/>
          </table:table-cell>
          <table:table-cell table:style-name="Table1.J4" office:value-type="string">
            <text:p text:style-name="P5"/>
          </table:table-cell>
        </table:table-row>
        <table:table-row table:style-name="Table1.1">
          <table:table-cell table:style-name="Table1.A3" office:value-type="string">
            <text:p text:style-name="P5">24</text:p>
          </table:table-cell>
          <table:table-cell table:style-name="Table1.B3" office:value-type="string">
            <text:p text:style-name="P5"/>
          </table:table-cell>
          <table:table-cell table:style-name="Table1.C3" office:value-type="string">
            <text:p text:style-name="P5"/>
          </table:table-cell>
          <table:table-cell table:style-name="Table1.D5" office:value-type="string">
            <text:p text:style-name="P5"><text:span text:style-name="T4">3</text:span></text:p>
          </table:table-cell>
          <table:table-cell table:style-name="Table1.E5" office:value-type="string">
            <text:p text:style-name="P5"/>
          </table:table-cell>
          <table:table-cell table:style-name="Table1.F5" office:value-type="string">
            <text:p text:style-name="P5"><text:span text:style-name="T4">4</text:span></text:p>
          </table:table-cell>
          <table:table-cell table:style-name="Table1.G5" office:value-type="string">
            <text:p text:style-name="P5"/>
          </table:table-cell>
          <table:table-cell table:style-name="Table1.H5" office:value-type="string">
            <text:p text:style-name="P5"/>
          </table:table-cell>
          <table:table-cell table:style-name="Table1.I5" office:value-type="string">
            <text:p text:style-name="P5"/>
          </table:table-cell>
          <table:table-cell table:style-name="Table1.J5" office:value-type="string">
            <text:p text:style-name="P5"/>
          </table:table-cell>
        </table:table-row>
        <table:table-row table:style-name="Table1.1">
          <table:table-cell table:style-name="Table1.A3" office:value-type="string">
            <text:p text:style-name="P5">25</text:p>
          </table:table-cell>
          <table:table-cell table:style-name="Table1.B3" office:value-type="string">
            <text:p text:style-name="P5"/>
          </table:table-cell>
          <table:table-cell table:style-name="Table1.C3" office:value-type="string">
            <text:p text:style-name="P5"/>
          </table:table-cell>
          <table:table-cell table:style-name="Table1.D6" office:value-type="string">
            <text:p text:style-name="P5"/>
          </table:table-cell>
          <table:table-cell table:style-name="Table1.E6" office:value-type="string">
            <text:p text:style-name="P5"/>
          </table:table-cell>
          <table:table-cell table:style-name="Table1.F6" office:value-type="string">
            <text:p text:style-name="P5"/>
          </table:table-cell>
          <table:table-cell table:style-name="Table1.G6" office:value-type="string">
            <text:p text:style-name="P5"/>
          </table:table-cell>
          <table:table-cell table:style-name="Table1.F6" office:value-type="string">
            <text:p text:style-name="P5"/>
          </table:table-cell>
          <table:table-cell table:style-name="Table1.I6" office:value-type="string">
            <text:p text:style-name="P5"/>
          </table:table-cell>
          <table:table-cell table:style-name="Table1.J6" office:value-type="string">
            <text:p text:style-name="P5"/>
          </table:table-cell>
        </table:table-row>
        <table:table-row table:style-name="Table1.1">
          <table:table-cell table:style-name="Table1.A3" office:value-type="string">
            <text:p text:style-name="P5">…</text:p>
          </table:table-cell>
          <table:table-cell table:style-name="Table1.B7" office:value-type="string">
            <text:p text:style-name="P5"/>
          </table:table-cell>
          <table:table-cell table:style-name="Table1.C7" office:value-type="string">
            <text:p text:style-name="P5"/>
          </table:table-cell>
          <table:table-cell table:style-name="Table1.D7" office:value-type="string">
            <text:p text:style-name="P5"/>
          </table:table-cell>
          <table:table-cell table:style-name="Table1.E7" office:value-type="string">
            <text:p text:style-name="P5"/>
          </table:table-cell>
          <table:table-cell table:style-name="Table1.F7" office:value-type="string">
            <text:p text:style-name="P5"/>
          </table:table-cell>
          <table:table-cell table:style-name="Table1.G7" office:value-type="string">
            <text:p text:style-name="P5"/>
          </table:table-cell>
          <table:table-cell table:style-name="Table1.H7" office:value-type="string">
            <text:p text:style-name="P5"/>
          </table:table-cell>
          <table:table-cell table:style-name="Table1.I7" office:value-type="string">
            <text:p text:style-name="P5"/>
          </table:table-cell>
          <table:table-cell table:style-name="Table1.J7" office:value-type="string">
            <text:p text:style-name="P5"/>
          </table:table-cell>
        </table:table-row>
      </table:table>
      <text:p text:style-name="P3"/>
      <text:p text:style-name="P2">This grid contains 5 structures: 1 green structure, 1 red structure, 1 yellow structure and 2 blue structures. Yellow structure #3 and blue structure #4 are adjacent. Red structure #2 and blue structure #5 are also adjacent. Blue structure #4 and blue structure #5 are not adjacent since they do not share any edge.</text:p>
      <text:p text:style-name="Standard"><text:span text:style-name="T3">The Rules</text:span></text:p>
      <text:p text:style-name="P1">Structures in the grid should follow these rules:</text:p>
      <text:list xml:id="list4396329361394384229" text:style-name="WWNum3">
        <text:list-item>
          <text:p text:style-name="P8">Green structure always has an adjacent blue structure.</text:p>
        </text:list-item>
        <text:list-item>
          <text:p text:style-name="P8">Red structure has no more than one another adjacent structure.</text:p>
        </text:list-item>
        <text:list-item>
          <text:p text:style-name="P8">Yellow structure cannot have an adjacent green structure.</text:p>
        </text:list-item>
        <text:list-item>
          <text:p text:style-name="P8">Red structure cannot consist from more than 5 cells.</text:p>
        </text:list-item>
        <text:list-item>
          <text:p text:style-name="P8"><text:soft-page-break/>Yellow structure is always linear, i.e. all cells that form the structure are on a single horizontal or vertical line.</text:p>
        </text:list-item>
        <text:list-item>
          <text:p text:style-name="P8">There are no more than two blue structures in the grid.</text:p>
        </text:list-item>
        <text:list-item>
          <text:p text:style-name="P8">For each color, average number of cells per structure is less than 5.</text:p>
        </text:list-item>
      </text:list>
      <text:p text:style-name="P2">A structure that follows all applicable rules is <text:span text:style-name="T4">valid. </text:span>A structure that does not follow all the applicable rules is <text:span text:style-name="T4">invalid</text:span>.</text:p>
      <text:p text:style-name="Standard"><text:span text:style-name="T3">Solution Target</text:span></text:p>
      <text:p text:style-name="P1">The program will read a situation in the grid from an input file; identify all structures in the grid; analyze whether each structure follows the rules described above and write this information into the output file.</text:p>
      <text:p text:style-name="Standard"><text:span text:style-name="T3">Input File</text:span></text:p>
      <text:p text:style-name="P2">The input file contains description of the situation in the grid. The situation is described by providing X and Y coordinates and color of each non-blank cell in the grid in the form <text:span text:style-name="T4">X,Y,color</text:span>. Each cell is described on a separate line. Its coordinates are positive numbers that fit into integer data type. The color is represented by first capital letter i.e. <text:span text:style-name="T4">R – red, Y – yellow, G – green, B – blue</text:span>. The information about coordinates and color may be followed by a comment. <text:span text:style-name="T4">The content of the comment is arbitrary and the code must not rely on any information given there.</text:span></text:p>
      <text:p text:style-name="P2">The grid from the example above would be described e.g. by the following input file.</text:p>
      <text:p text:style-name="P4"><text:span text:style-name="T4">7,22,G, Green structure #1</text:span></text:p>
      <text:p text:style-name="P4"><text:span text:style-name="T4">11,22,R, Red structure #2 (cell 1/2)</text:span></text:p>
      <text:p text:style-name="P4"><text:span text:style-name="T4">12,22,R, Red structure #2 (cell 2/2)</text:span></text:p>
      <text:p text:style-name="P4"><text:span text:style-name="T4">7,24,Y, Yellow structure #3 (cell 1/3)</text:span></text:p>
      <text:p text:style-name="P4"><text:span text:style-name="T4">7,25,Y, Yellow structure #3 (cell 2/3)</text:span></text:p>
      <text:p text:style-name="P4"><text:span text:style-name="T4">8,25,Y, Yellow structure #3 (cell 3/3)</text:span></text:p>
      <text:p text:style-name="P4"><text:span text:style-name="T4">9,24,B, Blue structure #4 (cell 1/2)</text:span></text:p>
      <text:p text:style-name="P4"><text:span text:style-name="T4">9,25,B, Blue structure #4 (cell 2/2)</text:span></text:p>
      <text:p text:style-name="P4"><text:span text:style-name="T4">10,23,B, Blue structure #5 (cell 1/4)</text:span></text:p>
      <text:p text:style-name="P4"><text:span text:style-name="T4">11,23,B, Blue structure #5 (cell 2/4)</text:span></text:p>
      <text:p text:style-name="P4"><text:span text:style-name="T4">11,24,B, Blue structure #5 (cell 3/4)</text:span></text:p>
      <text:p text:style-name="P4"><text:span text:style-name="T4">11,25,B, Blue structure #5 (cell 4/4)</text:span></text:p>
      <text:p text:style-name="P6"><text:span text:style-name="T3">Output File</text:span></text:p>
      <text:p text:style-name="P2">The output file should contain result of the analysis. The file should list all non-blank cells <text:span text:style-name="T4">in the same order as they were listed in the input file.</text:span> For each cell the file should contain its X and Y coordinates and color in the form <text:span text:style-name="T4">X,Y,color</text:span> followed by status information, followed by the eventual comment from the input file. The status information should be <text:span text:style-name="T4">OK</text:span> if the cell belongs to a valid structure; otherwise this should be a suitable text which indicates the problem encountered.</text:p>
      <text:p text:style-name="P2">An example of the output file for the example above is as follows:</text:p>
      <text:p text:style-name="P4"><text:soft-page-break/><text:span text:style-name="T4">7,22,G,No adjacent blue structure, Green structure #1</text:span></text:p>
      <text:p text:style-name="P4"><text:span text:style-name="T4">11,22,R,OK, Red structure #2 (cell 1/2)</text:span></text:p>
      <text:p text:style-name="P4"><text:span text:style-name="T4">12,22,R,OK, Red structure #2 (cell 2/2)</text:span></text:p>
      <text:p text:style-name="P4"><text:span text:style-name="T4">7,24,Y,Not linear, Yellow structure #3 (cell 1/3)</text:span></text:p>
      <text:p text:style-name="P4"><text:span text:style-name="T4">7,25,Y,Not linear, Yellow structure #3 (cell 2/3)</text:span></text:p>
      <text:p text:style-name="P4"><text:span text:style-name="T4">8,25,Y,Not linear, Yellow structure #3 (cell 3/3)</text:span></text:p>
      <text:p text:style-name="P4"><text:span text:style-name="T4">9,24,B,OK Blue structure #4 (cell 1/2)</text:span></text:p>
      <text:p text:style-name="P4"><text:span text:style-name="T4">9,25,B,OK Blue structure #4 (cell 2/2)</text:span></text:p>
      <text:p text:style-name="P4"><text:span text:style-name="T4">10,23,B,OK Blue structure #5 (cell 1/4)</text:span></text:p>
      <text:p text:style-name="P4"><text:span text:style-name="T4">11,23,B,OK Blue structure #5 (cell 2/4)</text:span></text:p>
      <text:p text:style-name="P4"><text:span text:style-name="T4">11,24,B,OK Blue structure #5 (cell 3/4)</text:span></text:p>
      <text:p text:style-name="P4"><text:span text:style-name="T4">11,25,B,OK Blue structure #5 (cell 4/4)</text:span></text:p>
      <text:p text:style-name="P6"><text:span text:style-name="T3">Solution restrictions and other specifications</text:span></text:p>
      <text:list xml:id="list1542666270174698878" text:style-name="WWNum1">
        <text:list-item>
          <text:p text:style-name="P9">The purpose of the exercise is to test how you analyze the problem and how you structure the code (classes, polymorphism, etc).</text:p>
        </text:list-item>
        <text:list-item>
          <text:p text:style-name="P9">Object oriented architecture should be used for solving the problem.</text:p>
        </text:list-item>
        <text:list-item>
          <text:p text:style-name="P9">Relevant comments should be provided in the code with the right level of a detail.</text:p>
        </text:list-item>
        <text:list-item>
          <text:p text:style-name="P9">It is guaranteed that the input file will be syntactically and semantically correct, i.e. the program does not have to perform any validation of the input file.</text:p>
        </text:list-item>
        <text:list-item>
          <text:p text:style-name="P9">It is expected that you create your own test file where comments contain a brief description of each case. The test file should serve as an input file for the program so that you can verify the behavior of the program. The test file should cover all the interesting aspects of the problem. </text:p>
        </text:list-item>
        <text:list-item>
          <text:p text:style-name="P9">If you encounter any ambiguities in the specifications, make a common sense judging to select a proper solutio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tišek Gemperle</meta:initial-creator>
    <dc:creator>František Gemperle</dc:creator>
    <meta:editing-cycles>3</meta:editing-cycles>
    <meta:creation-date>2012-08-29T07:01:00</meta:creation-date>
    <dc:date>2012-09-14T08:41:00</dc:date>
    <meta:editing-duration>PT3M</meta:editing-duration>
    <meta:generator>LibreOffice/5.1.6.2$Linux_X86_64 LibreOffice_project/10m0$Build-2</meta:generator>
    <meta:document-statistic meta:table-count="1" meta:image-count="0" meta:object-count="0" meta:page-count="3" meta:paragraph-count="78" meta:word-count="892" meta:character-count="5103" meta:non-whitespace-character-count="4297"/>
    <meta:user-defined meta:name="AppVersion">12.0000</meta:user-defined>
    <meta:user-defined meta:name="Company">ws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